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09cm" fo:margin-left="2.036cm" table:align="left"/>
    </style:style>
    <style:style style:name="Tabla1.A" style:family="table-column">
      <style:table-column-properties style:column-width="9.998cm"/>
    </style:style>
    <style:style style:name="Tabla1.B" style:family="table-column">
      <style:table-column-properties style:column-width="7.011cm"/>
    </style:style>
    <style:style style:name="Tabla1.1" style:family="table-row">
      <style:table-row-properties style:min-row-height="4.498cm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.009cm" fo:margin-left="2.028cm" table:align="left"/>
    </style:style>
    <style:style style:name="Tabla2.A" style:family="table-column">
      <style:table-column-properties style:column-width="9.998cm"/>
    </style:style>
    <style:style style:name="Tabla2.B" style:family="table-column">
      <style:table-column-properties style:column-width="7.011cm"/>
    </style:style>
    <style:style style:name="Tabla2.1" style:family="table-row">
      <style:table-row-properties style:min-row-height="1.492cm"/>
    </style:style>
    <style:style style:name="Tabla2.A1" style:family="table-cell">
      <style:table-cell-properties style:vertical-align="middle" fo:padding="0cm" fo:border="none" style:writing-mode="page"/>
    </style:style>
    <style:style style:name="Tabla3" style:family="table">
      <style:table-properties style:width="17.016cm" fo:margin-left="2.028cm" table:align="left"/>
    </style:style>
    <style:style style:name="Tabla3.A" style:family="table-column">
      <style:table-column-properties style:column-width="2.498cm"/>
    </style:style>
    <style:style style:name="Tabla3.B" style:family="table-column">
      <style:table-column-properties style:column-width="7.5cm"/>
    </style:style>
    <style:style style:name="Tabla3.C" style:family="table-column">
      <style:table-column-properties style:column-width="0.794cm"/>
    </style:style>
    <style:style style:name="Tabla3.D" style:family="table-column">
      <style:table-column-properties style:column-width="6.225cm"/>
    </style:style>
    <style:style style:name="Tabla3.1" style:family="table-row">
      <style:table-row-properties style:min-row-height="1.005cm"/>
    </style:style>
    <style:style style:name="Tabla3.A1" style:family="table-cell">
      <style:table-cell-properties style:vertical-align="middle" fo:padding="0cm" fo:border="none" style:writing-mode="page"/>
    </style:style>
    <style:style style:name="Tabla4" style:family="table">
      <style:table-properties style:width="17.198cm" fo:margin-left="1.928cm" table:align="left"/>
    </style:style>
    <style:style style:name="Tabla4.A" style:family="table-column">
      <style:table-column-properties style:column-width="2.494cm"/>
    </style:style>
    <style:style style:name="Tabla4.B" style:family="table-column">
      <style:table-column-properties style:column-width="14.704cm"/>
    </style:style>
    <style:style style:name="Tabla4.1" style:family="table-row">
      <style:table-row-properties style:min-row-height="0.688cm"/>
    </style:style>
    <style:style style:name="Tabla4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4.2" style:family="table-row">
      <style:table-row-properties style:min-row-height="0.106cm"/>
    </style:style>
    <style:style style:name="Tabla4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3" style:family="table-row">
      <style:table-row-properties style:min-row-height="0.93cm"/>
    </style:style>
    <style:style style:name="Tabla4.4" style:family="table-row">
      <style:table-row-properties style:min-row-height="10.791cm"/>
    </style:style>
    <style:style style:name="Tabla4.5" style:family="table-row">
      <style:table-row-properties style:min-row-height="0.192cm"/>
    </style:style>
    <style:style style:name="Tabla5" style:family="table">
      <style:table-properties style:width="17.235cm" fo:margin-left="2.021cm" table:align="left"/>
    </style:style>
    <style:style style:name="Tabla5.A" style:family="table-column">
      <style:table-column-properties style:column-width="5.708cm"/>
    </style:style>
    <style:style style:name="Tabla5.B" style:family="table-column">
      <style:table-column-properties style:column-width="5.801cm"/>
    </style:style>
    <style:style style:name="Tabla5.C" style:family="table-column">
      <style:table-column-properties style:column-width="5.726cm"/>
    </style:style>
    <style:style style:name="Tabla5.1" style:family="table-row">
      <style:table-row-properties style:min-row-height="0.706cm"/>
    </style:style>
    <style:style style:name="Tabla5.A1" style:family="table-cell">
      <style:table-cell-properties fo:padding="0cm" fo:border="none" style:writing-mode="page"/>
    </style:style>
    <style:style style:name="P1" style:family="paragraph" style:parent-style-name="Table_20_Contents">
      <loext:graphic-properties draw:fill="none"/>
      <style:paragraph-properties fo:margin-left="0cm" fo:margin-right="0.6cm" fo:text-indent="0cm" style:auto-text-indent="false" fo:background-color="transparent" text:number-lines="false" text:line-number="0"/>
      <style:text-properties style:font-name="Lucida Sans" fo:font-size="8pt" style:font-size-asian="8pt" style:font-name-complex="Lucida Sans" style:font-size-complex="8pt"/>
    </style:style>
    <style:style style:name="P2" style:family="paragraph" style:parent-style-name="Standard">
      <loext:graphic-properties draw:fill="none"/>
      <style:paragraph-properties fo:margin-left="0cm" fo:margin-right="0.6cm" fo:margin-top="0.092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/>
      <style:text-properties style:font-name="Lucida Sans" fo:font-size="10pt" officeooo:paragraph-rsid="01204306" style:font-size-asian="10pt" style:font-name-complex="Lucida Sans" style:font-size-complex="10pt"/>
    </style:style>
    <style:style style:name="P3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19bd495" officeooo:paragraph-rsid="01204306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f7bf4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normal" officeooo:rsid="00123b43" officeooo:paragraph-rsid="012f7bf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204306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23e8c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fo:font-weight="normal" officeooo:paragraph-rsid="0131d56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Lucida Sans" fo:font-size="8pt" fo:letter-spacing="-0.012cm" fo:font-style="normal" style:text-underline-style="none" fo:font-weight="normal" officeooo:rsid="008209c9" officeooo:paragraph-rsid="0131d56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officeooo:paragraph-rsid="0124e25f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officeooo:paragraph-rsid="012c18f8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officeooo:paragraph-rsid="0124e25f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.332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9cm" fo:font-style="normal" fo:font-weight="bold" officeooo:rsid="0077527d" officeooo:paragraph-rsid="012ffc31" fo:background-color="transparent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ffffff" style:font-name="Lucida Sans" fo:font-size="8pt" officeooo:paragraph-rsid="0124e25f" style:font-size-asian="8pt" style:font-name-complex="Lucida Sans" style:font-size-complex="8pt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Lucida Sans" fo:font-size="8pt" officeooo:paragraph-rsid="0129d163" style:font-size-asian="8pt" style:font-name-complex="Lucida Sans" style:font-size-complex="8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ffffff" style:font-name="Lucida Sans" fo:font-size="8pt" officeooo:paragraph-rsid="0129d163" style:font-size-asian="8pt" style:font-name-complex="Lucida Sans" style:font-size-complex="8pt"/>
    </style:style>
    <style:style style:name="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123e8c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0" style:family="paragraph" style:parent-style-name="Text_20_body">
      <style:text-properties officeooo:rsid="0087cbe5" officeooo:paragraph-rsid="01204306"/>
    </style:style>
    <style:style style:name="P21" style:family="paragraph" style:parent-style-name="Text_20_body">
      <style:paragraph-properties>
        <style:tab-stops>
          <style:tab-stop style:position="2.06cm"/>
          <style:tab-stop style:position="12.076cm"/>
        </style:tab-stops>
      </style:paragraph-properties>
    </style:style>
    <style:style style:name="P22" style:family="paragraph" style:parent-style-name="Table_20_Contents">
      <style:text-properties fo:color="#ffffff" style:font-name="Lucida Sans" fo:font-size="8pt" style:font-size-asian="8pt" style:font-name-complex="Lucida Sans" style:font-size-complex="8pt"/>
    </style:style>
    <style:style style:name="P23" style:family="paragraph" style:parent-style-name="Table_20_Contents">
      <style:text-properties fo:color="#ffffff" style:font-name="Lucida Sans" fo:font-size="8pt" officeooo:rsid="0124e25f" officeooo:paragraph-rsid="0124e25f" style:font-size-asian="8pt" style:font-name-complex="Lucida Sans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Lucida Sans" fo:font-size="9pt" fo:letter-spacing="-0.007cm" fo:font-style="normal" fo:font-weight="bold" officeooo:rsid="0010c812" officeooo:paragraph-rsid="0124e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Lucida Sans" fo:font-size="9pt" fo:letter-spacing="-0.007cm" fo:font-style="normal" fo:font-weight="bold" officeooo:rsid="0010c812" officeooo:paragraph-rsid="0125b4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0.395cm" fo:text-align="start" style:justify-single-word="false" fo:orphans="0" fo:widows="0" style:text-autospace="none"/>
      <style:text-properties fo:color="#ffffff" style:font-name="Lucida Sans" fo:font-size="10pt" officeooo:paragraph-rsid="01204306" style:font-size-asian="10pt" style:font-name-complex="Lucida Sans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fo:font-style="normal" fo:font-weight="normal" officeooo:rsid="0010c812" officeooo:paragraph-rsid="012f7bf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fo:font-style="normal" fo:font-weight="normal" officeooo:rsid="0010c812" officeooo:paragraph-rsid="0125b40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fo:color="#81d41a" officeooo:paragraph-rsid="01204306"/>
    </style:style>
    <style:style style:name="P30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fo:color="#ffffff" style:font-name="Lucida Sans" fo:font-size="14pt" fo:font-weight="bold" officeooo:rsid="0126765d" officeooo:paragraph-rsid="01204306" style:font-size-asian="14pt" style:font-weight-asian="bold" style:font-name-complex="Lucida Sans" style:font-size-complex="14pt" style:font-weight-complex="bold"/>
    </style:style>
    <style:style style:name="P31" style:family="paragraph" style:parent-style-name="Standard">
      <style:paragraph-properties fo:margin-top="0.018cm" fo:margin-bottom="0cm" loext:contextual-spacing="false" fo:line-height="100%" fo:text-align="start" style:justify-single-word="false" fo:orphans="0" fo:widows="0" style:text-autospace="none"/>
      <style:text-properties fo:font-size="10pt" officeooo:paragraph-rsid="01204306" style:font-size-asian="10pt" style:font-size-complex="10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e0042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f7bf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10.5pt" fo:letter-spacing="-0.012cm" fo:font-style="normal" style:text-underline-style="none" fo:font-weight="bold" officeooo:rsid="008209c9" officeooo:paragraph-rsid="01344045" fo:background-color="transparent" style:font-size-asian="10.5pt" style:font-style-asian="normal" style:font-weight-asian="bold" style:font-name-complex="Lucida Sans" style:font-size-complex="10.5pt" style:font-style-complex="normal" style:font-weight-complex="bold"/>
    </style:style>
    <style:style style:name="P35" style:family="paragraph" style:parent-style-name="Standard">
      <style:paragraph-properties fo:margin-left="0.332cm" fo:margin-right="0.219cm" fo:margin-top="0.064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36397c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text-properties fo:color="#000000" style:text-position="-5% 100%" style:font-name="Lucida Sans" fo:font-size="8pt" fo:letter-spacing="0.004cm" fo:font-style="normal" fo:font-weight="normal" officeooo:rsid="008209c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ffffff" style:text-position="-5% 100%" style:font-name="Lucida Sans" fo:font-size="9pt" fo:letter-spacing="-0.009cm" fo:font-style="normal" fo:font-weight="bold" officeooo:rsid="0077527d" officeooo:paragraph-rsid="012ffc31" fo:background-color="transparent" style:font-size-asian="9pt" style:font-weight-asian="bold" style:font-name-complex="Lucida Sans" style:font-size-complex="9pt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ffffff" style:text-position="-5% 100%" style:font-name="Lucida Sans" fo:font-size="9pt" fo:letter-spacing="-0.007cm" fo:font-style="normal" fo:font-weight="bold" officeooo:rsid="0010c812" officeooo:paragraph-rsid="012ffc31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ffffff" style:font-name="Lucida Sans" fo:font-size="8pt" fo:letter-spacing="-0.007cm" fo:font-style="normal" fo:font-weight="bold" officeooo:rsid="0010c812" officeooo:paragraph-rsid="012ffc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bold" officeooo:rsid="0010c812" officeooo:paragraph-rsid="012ffc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fo:font-style="normal" fo:font-weight="normal" officeooo:rsid="0010c812" officeooo:paragraph-rsid="0125b40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.219cm" fo:margin-top="0.064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07cm" fo:font-style="normal" style:text-underline-style="none" fo:font-weight="normal" officeooo:rsid="00123b43" officeooo:paragraph-rsid="013661f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" style:family="text">
      <style:text-properties fo:color="#221f1f" style:font-name="Lucida Sans" style:font-name-complex="Lucida Sans"/>
    </style:style>
    <style:style style:name="T3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fo:letter-spacing="-0.012cm" fo:font-weight="bold" style:font-weight-asian="bold" style:font-weight-complex="bold"/>
    </style:style>
    <style:style style:name="T6" style:family="text">
      <style:text-properties fo:color="#221f1f" style:text-position="-5% 100%" fo:letter-spacing="-0.007cm" officeooo:rsid="00161b0b"/>
    </style:style>
    <style:style style:name="T7" style:family="text">
      <style:text-properties fo:color="#221f1f" fo:letter-spacing="-0.012cm"/>
    </style:style>
    <style:style style:name="T8" style:family="text">
      <style:text-properties style:text-position="-5% 100%"/>
    </style:style>
    <style:style style:name="T9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style:text-position="-5% 100%" fo:letter-spacing="-0.014cm"/>
    </style:style>
    <style:style style:name="T11" style:family="text">
      <style:text-properties style:text-position="-5% 100%" fo:font-style="normal" officeooo:rsid="0010c812" style:font-style-asian="normal" style:font-style-complex="normal"/>
    </style:style>
    <style:style style:name="T12" style:family="text">
      <style:text-properties fo:letter-spacing="-0.007cm" fo:font-style="italic" style:font-style-asian="italic" style:font-style-complex="italic"/>
    </style:style>
    <style:style style:name="T13" style:family="text">
      <style:text-properties fo:letter-spacing="-0.007cm" fo:font-style="normal" officeooo:rsid="00123b43" style:font-style-asian="normal" style:font-style-complex="normal"/>
    </style:style>
    <style:style style:name="T14" style:family="text">
      <style:text-properties fo:letter-spacing="-0.007cm" fo:font-style="normal" officeooo:rsid="00161b0b" style:font-style-asian="normal" style:font-style-complex="normal"/>
    </style:style>
    <style:style style:name="T15" style:family="text">
      <style:text-properties fo:letter-spacing="-0.007cm" officeooo:rsid="0010c812" style:font-style-asian="normal" style:font-style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letter-spacing="-0.007cm" fo:font-style="normal" officeooo:rsid="00161b0b" style:font-size-asian="9pt" style:font-style-asian="normal" style:font-size-complex="9pt" style:font-style-complex="normal"/>
    </style:style>
    <style:style style:name="T18" style:family="text">
      <style:text-properties fo:font-size="9pt" fo:letter-spacing="-0.007cm" fo:font-style="normal" officeooo:rsid="0124e25f" style:font-size-asian="9pt" style:font-style-asian="normal" style:font-size-complex="9pt" style:font-style-complex="normal"/>
    </style:style>
    <style:style style:name="T19" style:family="text">
      <style:text-properties fo:font-size="9pt" fo:letter-spacing="-0.012cm" style:font-size-asian="9pt" style:font-size-complex="9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9176a" style:font-style-asian="normal" style:font-style-complex="normal"/>
    </style:style>
    <style:style style:name="T22" style:family="text">
      <style:text-properties fo:font-style="normal" officeooo:rsid="00d1f3ac" style:font-style-asian="normal" style:font-style-complex="normal"/>
    </style:style>
    <style:style style:name="T23" style:family="text">
      <style:text-properties fo:font-style="normal" officeooo:rsid="009b8dc9" style:font-style-asian="normal" style:font-style-complex="normal"/>
    </style:style>
    <style:style style:name="T2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2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26" style:family="text">
      <style:text-properties fo:font-variant="normal" fo:text-transform="none" style:text-position="-5% 100%" fo:letter-spacing="-0.012cm" fo:font-style="normal" style:text-underline-style="none" officeooo:rsid="00a9176a" style:font-style-asian="normal" style:font-style-complex="normal"/>
    </style:style>
    <style:style style:name="T27" style:family="text">
      <style:text-properties fo:font-variant="normal" fo:text-transform="none" style:text-position="-5% 100%" fo:letter-spacing="-0.012cm" style:text-underline-style="none" officeooo:rsid="008209c9" fo:background-color="transparent" loext:char-shading-value="0" style:font-style-asian="normal" style:font-style-complex="normal"/>
    </style:style>
    <style:style style:name="T28" style:family="text">
      <style:text-properties fo:font-variant="normal" fo:text-transform="none" style:text-position="-5% 100%" fo:font-style="normal" style:text-underline-style="none" officeooo:rsid="00170d31" style:font-style-asian="normal" style:font-style-complex="normal"/>
    </style:style>
    <style:style style:name="T29" style:family="text">
      <style:text-properties fo:font-variant="normal" fo:text-transform="none" style:text-position="-5% 100%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style:text-position="-5% 100%" fo:letter-spacing="-0.018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style:text-position="-5% 100%" fo:letter-spacing="-0.028cm" fo:font-style="normal" style:text-underline-style="none" officeooo:rsid="00123b43" style:font-style-asian="normal" style:font-style-complex="normal"/>
    </style:style>
    <style:style style:name="T32" style:family="text">
      <style:text-properties fo:font-variant="normal" fo:text-transform="none" style:text-position="-5% 100%" fo:letter-spacing="-0.028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style:text-position="-5% 100%" fo:letter-spacing="0.004cm" fo:font-style="normal" style:text-underline-style="none" officeooo:rsid="00123b43" style:font-style-asian="normal" style:font-style-complex="normal"/>
    </style:style>
    <style:style style:name="T34" style:family="text">
      <style:text-properties fo:font-variant="normal" fo:text-transform="none" fo:color="#000000" style:text-position="-5% 100%" fo:letter-spacing="0.004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35" style:family="text">
      <style:text-properties officeooo:rsid="004a1d82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officeooo:rsid="00573e39" style:font-size-asian="8pt" style:font-size-complex="8pt"/>
    </style:style>
    <style:style style:name="T38" style:family="text">
      <style:text-properties fo:letter-spacing="-0.012cm"/>
    </style:style>
    <style:style style:name="T39" style:family="text">
      <style:text-properties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40" style:family="text">
      <style:text-properties fo:color="#ffffff"/>
    </style:style>
    <style:style style:name="T41" style:family="text">
      <style:text-properties fo:color="#ffffff" style:font-name="Lucida Sans" fo:font-size="14pt" fo:font-weight="bold" officeooo:rsid="0126765d" style:font-size-asian="14pt" style:font-weight-asian="bold" style:font-name-complex="Lucida Sans" style:font-size-complex="14pt" style:font-weight-complex="bold"/>
    </style:style>
    <style:style style:name="T42" style:family="text">
      <style:text-properties fo:color="#ffffff" style:font-name="Lucida Sans" fo:letter-spacing="-0.007cm" fo:font-style="normal" officeooo:rsid="000edb90" style:font-style-asian="normal" style:font-name-complex="Lucida Sans" style:font-style-complex="normal"/>
    </style:style>
    <style:style style:name="T43" style:family="text">
      <style:text-properties fo:color="#ffffff" style:font-name="Lucida Sans" style:font-name-complex="Lucida Sans"/>
    </style:style>
    <style:style style:name="T44" style:family="text">
      <style:text-properties fo:color="#ffffff" style:text-position="-5% 100%" fo:letter-spacing="-0.007cm" fo:font-weight="normal" officeooo:rsid="00123b43" style:font-weight-asian="normal" style:font-weight-complex="normal"/>
    </style:style>
    <style:style style:name="T45" style:family="text">
      <style:text-properties fo:color="#ffffff" style:text-position="-5% 100%" fo:letter-spacing="-0.007cm" fo:font-weight="normal" officeooo:rsid="00161b0b" style:font-weight-asian="normal" style:font-weight-complex="normal"/>
    </style:style>
    <style:style style:name="T46" style:family="text">
      <style:text-properties fo:color="#ffffff" fo:letter-spacing="-0.007cm" fo:font-style="italic" style:font-style-asian="italic" style:font-style-complex="italic"/>
    </style:style>
    <style:style style:name="T47" style:family="text">
      <style:text-properties fo:color="#ffffff" fo:letter-spacing="-0.007cm" fo:font-style="normal" officeooo:rsid="000f4c70" style:font-style-asian="normal" style:font-style-complex="normal"/>
    </style:style>
    <style:style style:name="T48" style:family="text">
      <style:text-properties fo:color="#ffffff" fo:letter-spacing="-0.007cm" officeooo:rsid="00161b0b" style:font-style-asian="normal" style:font-style-complex="normal"/>
    </style:style>
    <style:style style:name="T49" style:family="text">
      <style:text-properties fo:color="#ffffff" fo:letter-spacing="-0.012cm"/>
    </style:style>
    <style:style style:name="T50" style:family="text">
      <style:text-properties fo:letter-spacing="-0.018cm"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letter-spacing="-0.028cm"/>
    </style:style>
    <style:style style:name="T53" style:family="text">
      <style:text-properties fo:letter-spacing="-0.028cm" fo:font-weight="bold" style:font-weight-asian="bold" style:font-weight-complex="bold"/>
    </style:style>
    <style:style style:name="T54" style:family="text">
      <style:text-properties fo:color="#000000" style:text-position="-5% 100%" fo:letter-spacing="0.004cm" fo:font-style="normal" officeooo:rsid="00940957" style:font-style-asian="normal" style:font-style-complex="normal"/>
    </style:style>
    <style:style style:name="T55" style:family="text">
      <style:text-properties fo:color="#000000" fo:letter-spacing="0.004cm"/>
    </style:style>
    <style:style style:name="T56" style:family="text">
      <style:text-properties fo:color="#000000" fo:letter-spacing="0.004cm" officeooo:rsid="00940957"/>
    </style:style>
    <style:style style:name="T57" style:family="text">
      <style:text-properties fo:color="#000000" fo:letter-spacing="0.004cm" fo:font-weight="bold" style:font-weight-asian="bold" style:font-weight-complex="bold"/>
    </style:style>
    <style:style style:name="T58" style:family="text">
      <style:text-properties officeooo:rsid="0010c812"/>
    </style:style>
    <style:style style:name="T59" style:family="text">
      <style:text-properties officeooo:rsid="00170d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ext:p text:style-name="P21"/>
      <text:p text:style-name="P21"/>
      <text:p text:style-name="P2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<text:s text:c="3"/></text:p>
            <text:p text:style-name="P9"/>
          </table:table-cell>
          <table:table-cell table:style-name="Tabla1.A1" office:value-type="string">
            <text:p text:style-name="P1"/>
            <text:p text:style-name="P29"><text:span text:style-name="T39"><text:s/></text:span><text:span text:style-name="T41">REMITO</text:span></text:p>
            <text:p text:style-name="P30"/>
            <text:p text:style-name="P30"/>
            <text:p text:style-name="P26"><text:span text:style-name="T12"><text:s text:c="2"/></text:span><text:span text:style-name="T12"><text:text-input text:description="&lt;if test=&quot;print_number&quot;&gt;">IF2</text:text-input></text:span><text:span text:style-name="T12">Nº: </text:span><text:span text:style-name="T9"><text:text-input text:description="&lt;if test=&quot;o._context.get('stock_report_type',False)=='voucher'&quot;&gt;">if</text:text-input></text:span><text:span text:style-name="T12"><text:text-input text:description="&lt;o.vouchers&gt;">000</text:text-input></text:span><text:span text:style-name="T12"><text:text-input text:description="&lt;/if&gt;">/if</text:text-input></text:span><text:span text:style-name="T9"><text:text-input text:description="&lt;if test=&quot;o._context.get('stock_report_type',False)!='voucher'&quot;&gt;">if</text:text-input></text:span><text:span text:style-name="T12"><text:text-input text:description="&lt;o.name&gt;">000</text:text-input></text:span><text:span text:style-name="T12"><text:text-input text:description="&lt;/if&gt;">/if</text:text-input></text:span><text:span text:style-name="T12"><text:text-input text:description="&lt;/if&gt;">/if</text:text-input></text:span></text:p>
            <text:p text:style-name="P31"><text:span text:style-name="T1"><text:s/></text:span><text:span text:style-name="T42"><text:s/>Fecha</text:span><text:span text:style-name="T43">:</text:span><text:span text:style-name="T2"> </text:span><text:span text:style-name="T4"><text:text-input text:description="&lt;if test=&quot;o.date_done&quot;&gt;">If</text:text-input></text:span><text:span text:style-name="T4"><text:text-input text:description="&lt;formatLang(o.date_done,date='true')&gt;">DD/MM/YYYY</text:text-input></text:span><text:span text:style-name="T3"><text:text-input text:description="&lt;/if&gt;">/if</text:text-input></text:span></text:p>
            <text:p text:style-name="P2"><text:span text:style-name="T46"><text:s text:c="2"/></text:span><text:span text:style-name="T46"><text:text-input text:description="&lt;if test=&quot;keys.get('print_page_number')&quot;&gt;">IF2</text:text-input></text:span><text:span text:style-name="T47">Hoja</text:span><text:span text:style-name="T40"> Nº: </text:span><text:span text:style-name="T40"><text:page-number text:select-page="current">1</text:page-number></text:span><text:span text:style-name="T40">/</text:span><text:span text:style-name="T40"><text:page-count>1</text:page-count></text:span><text:span text:style-name="T40"> </text:span><text:span text:style-name="T46"><text:text-input text:description="&lt;/if&gt;">end if</text:text-input></text:span><text:span text:style-name="T46"><text:s/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<text:span text:style-name="T13">Cliente</text:span>:</text:p>
            <text:p text:style-name="P17"><text:span text:style-name="T7"><text:s/></text:span><text:span text:style-name="T5"><text:placeholder text:placeholder-type="text">&lt;o.partner_id.commercial_partner_id.name&gt;</text:placeholder></text:span></text:p>
          </table:table-cell>
          <table:table-cell table:style-name="Tabla2.A1" office:value-type="string">
            <text:p text:style-name="P19"><text:span text:style-name="T44">Dirección</text:span><text:span text:style-name="T45">: </text:span><text:span text:style-name="T6"><text:placeholder text:placeholder-type="text">&lt;partner_address(o.partner_id.commercial_partner_id)&gt;</text:placeholder>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6"><text:span text:style-name="T14">IVA</text:span>:</text:p>
          </table:table-cell>
          <table:table-cell table:style-name="Tabla3.A1" office:value-type="string">
            <text:p text:style-name="P14"><text:placeholder text:placeholder-type="text">&lt;o.partner_id.commercial_partner_id.afip_responsability_type_id.name&gt;</text:placeholder></text:p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2"><text:placeholder text:placeholder-type="text">&lt;o.partner_id.commercial_partner_id.main_id_number&gt;</text:placeholder></text:p>
          </table:table-cell>
        </table:table-row>
        <table:table-row table:style-name="Tabla3.1">
          <table:table-cell table:style-name="Tabla3.A1" office:value-type="string">
            <text:p text:style-name="P16"><text:span text:style-name="T17">Cond </text:span><text:span text:style-name="T18">venta</text:span><text:span text:style-name="T16">:</text:span><text:span text:style-name="T19"> </text:span></text:p>
          </table:table-cell>
          <table:table-cell table:style-name="Tabla3.A1" office:value-type="string">
            <text:p text:style-name="P22"/>
          </table:table-cell>
          <table:table-cell table:style-name="Tabla3.A1" table:number-columns-spanned="2" office:value-type="string">
            <text:p text:style-name="P23"><text:s text:c="3"/><text:span text:style-name="T16">Factura N.º:</text:span></text:p>
          </table:table-cell>
          <table:covered-table-cell/>
        </table:table-row>
      </table:table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4">Cantidad</text:p>
          </table:table-cell>
          <table:table-cell table:style-name="Tabla4.A1" office:value-type="string">
            <text:p text:style-name="P25">Descripción<text:text-input text:description="&lt;if test=&quot;print_serial_number&quot;&gt;">if</text:text-input> - Lo<text:span text:style-name="T35">t</text:span>e / <text:span text:style-name="T35">Serie</text:span><text:text-input text:description="&lt;/if&gt;">e</text:text-input> <text:span text:style-name="T36"><text:text-input text:description="&lt;if test=&quot;print_lot_life_date&quot;&gt;">if</text:text-input></text:span><text:span text:style-name="T37">(Venc.)</text:span><text:span text:style-name="T36"><text:text-input text:description="&lt;/if&gt;">end</text:text-input></text:span></text:p>
          </table:table-cell>
        </table:table-row>
        <table:table-row table:style-name="Tabla4.2"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32"><text:text-input text:description="&lt;for each=&quot;line in page['line_ids']&quot;&gt;">For each line</text:text-input></text:p>
          </table:table-cell>
        </table:table-row>
        <table:table-row table:style-name="Tabla4.3">
          <table:table-cell table:style-name="Tabla4.A2" office:value-type="string">
            <text:p text:style-name="P27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4.A2" office:value-type="string">
            <text:p text:style-name="P33">[<text:text-input text:description="&lt;line.product_id.default_code&gt;">9788426574091</text:text-input>] <text:text-input text:description="&lt;line.product_id.name&gt;">123456789012345678901234567890123045</text:text-input><text:span text:style-name="T20"><text:text-input text:description="&lt;if test=&quot;print_serial_number and line.lot_id&quot;&gt;">if</text:text-input></text:span><text:span text:style-name="T20"><text:s/>- </text:span><text:span text:style-name="T20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20"><text:text-input text:description="&lt;/if&gt;">end</text:text-input></text:span><text:span text:style-name="T21"><text:s/></text:span><text:span text:style-name="T22"><text:s/></text:span><text:span text:style-name="T24"><text:placeholder text:placeholder-type="text">&lt;line.packaging&gt;</text:placeholder></text:span><text:span text:style-name="T22"><text:s/></text:span><text:span text:style-name="T23">Lote: </text:span><text:span text:style-name="T24"><text:placeholder text:placeholder-type="text">&lt;line.lot_id.name&gt;</text:placeholder></text:span><text:span text:style-name="T24"><text:s/></text:span><text:span text:style-name="T26">Despacho: </text:span><text:span text:style-name="T24"><text:placeholder text:placeholder-type="text">&lt;line.dispatch_id.name&gt;</text:placeholder></text:span><text:span text:style-name="T25"><text:s/>Fabricante: </text:span><text:span text:style-name="T24"><text:placeholder text:placeholder-type="text">&lt;line.product_id.maker_id&gt;</text:placeholder></text:span><text:span text:style-name="T24"><text:s/></text:span><text:span text:style-name="T25">Origen: </text:span><text:span text:style-name="T24"><text:placeholder text:placeholder-type="text">&lt;line.product_id.country_id&gt;</text:placeholder></text:span><text:span text:style-name="T24"><text:s text:c="2"/></text:span></text:p>
          </table:table-cell>
        </table:table-row>
        <table:table-row table:style-name="Tabla4.4"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5"/>
            <text:p text:style-name="P4"><text:span text:style-name="T24"><text:text-input text:description="&lt;/for&gt;">End For</text:text-input></text:span><text:span text:style-name="T24"><text:s text:c="2"/></text:span></text:p>
            <text:p text:style-name="P8"><text:span text:style-name="T27"><text:text-input text:description="&lt;if test=&quot;page['complete_list']!=''&quot;&gt;">IF2</text:text-input></text:span><text:span text:style-name="T27"><text:s/></text:span></text:p>
            <text:p text:style-name="P34"><text:placeholder text:placeholder-type="text">&lt;page['complete_list']&gt;</text:placeholder></text:p>
            <text:p text:style-name="P10"><text:text-input text:description="&lt;/if&gt;">&lt;/if&gt;</text:text-input></text:p>
          </table:table-cell>
        </table:table-row>
        <table:table-row table:style-name="Tabla4.5"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42"><text:span text:style-name="T58">Valor Decl.</text:span>:<text:span text:style-name="T50"> $</text:span><text:span text:style-name="T51"><text:text-input text:description="&lt;formatLang(o.declared_value)&gt;">$ 1300</text:text-input></text:span><text:span text:style-name="T51"> </text:span><text:span text:style-name="T58">Q. Bultos</text:span><text:span text:style-name="T52">:</text:span><text:span text:style-name="T53"> </text:span><text:span text:style-name="T51"><text:text-input text:description="&lt;o.number_of_packages&gt;">10</text:text-input></text:span><text:span text:style-name="T51"><text:s/></text:span><text:span text:style-name="T56">O.C.: </text:span><text:span text:style-name="T38"><text:placeholder text:placeholder-type="text">&lt;o.customer_purchase_order&gt;</text:placeholder></text:span><text:span text:style-name="T38"><text:s/></text:span><text:span text:style-name="T55"><text:text-input text:description="&lt;if test=&quot;print_commercial&quot;&gt;">IF2</text:text-input></text:span><text:span text:style-name="T59">Comercial</text:span><text:span text:style-name="T38">:</text:span><text:span text:style-name="T50"> </text:span><text:span text:style-name="T57"><text:text-input text:description="&lt;/if&gt;">&lt;/if&gt;</text:text-input></text:span><text:span text:style-name="T57"><text:s/></text:span><text:span text:style-name="T59">Doc. Origen</text:span><text:span text:style-name="T52">:</text:span><text:span text:style-name="T53"> </text:span><text:span text:style-name="T51"><text:text-input text:description="&lt;o.origin&gt;">R1231231 - R1231321</text:text-input></text:span></text:p>
          </table:table-cell>
        </table:table-row>
      </table:table>
      <text:p text:style-name="P36"/>
      <text:p text:style-name="P3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9">Transporte:</text:p>
            <text:p text:style-name="P40"><text:span text:style-name="T10"><text:s/></text:span><text:span text:style-name="T8"><text:text-input text:description="&lt;o.carrier_id.partner_id.name&gt;">El más rapido SRL</text:text-input></text:span></text:p>
          </table:table-cell>
          <table:table-cell table:style-name="Tabla5.A1" office:value-type="string">
            <text:p text:style-name="P15"><text:span text:style-name="T48"><text:text-input text:description="&lt;o.partner_id.commercial_partner_id.main_id_category_id.code&gt;">CUIT</text:text-input></text:span><text:span text:style-name="T49">:</text:span><text:span text:style-name="T38"> </text:span><text:span text:style-name="T38"><text:placeholder text:placeholder-type="text">&lt;o.partner_id.commercial_partner_id.main_id_number&gt;</text:placeholder></text:span></text:p>
          </table:table-cell>
          <table:table-cell table:style-name="Tabla5.A1" office:value-type="string">
            <text:p text:style-name="P38"/>
            <text:p text:style-name="P37"><text:span text:style-name="T15">Recibí Conforme</text:span>:</text:p>
          </table:table-cell>
        </table:table-row>
      </table:table>
      <text:p text:style-name="P7"><text:text-input text:description="&lt;if test=&quot;page['new_page']==1&quot;&gt;">IF2</text:text-input></text:p>
      <text:p text:style-name="P6"><text:text-input text:description="&lt;/if&gt;">&lt;/if&gt;</text:text-input></text:p>
      <text:p text:style-name="P3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3-17T18:26:29.415176072</dc:date>
    <meta:editing-duration>P3DT23H31M55S</meta:editing-duration>
    <meta:editing-cycles>520</meta:editing-cycles>
    <meta:generator>LibreOffice/6.4.7.2$Linux_X86_64 LibreOffice_project/40$Build-2</meta:generator>
    <meta:document-statistic meta:table-count="5" meta:image-count="0" meta:object-count="0" meta:page-count="1" meta:paragraph-count="31" meta:word-count="182" meta:character-count="1020" meta:non-whitespace-character-count="944"/>
  </office:meta>
</office:document-meta>
</file>